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<text:s text:c="2"/>RSCol</text:p>
          </table:table-cell>
          <table:table-cell office:value-type="string" calcext:value-type="string">
            <text:p><text:s text:c="2"/>JSCol</text:p>
          </table:table-cell>
          <table:table-cell office:value-type="string" calcext:value-type="string">
            <text:p><text:s text:c="2"/>PJWCol</text:p>
          </table:table-cell>
          <table:table-cell office:value-type="string" calcext:value-type="string">
            <text:p><text:s/>ELFCol</text:p>
          </table:table-cell>
          <table:table-cell office:value-type="string" calcext:value-type="string">
            <text:p><text:s/>BKDRCol</text:p>
          </table:table-cell>
          <table:table-cell office:value-type="string" calcext:value-type="string">
            <text:p><text:s/>SDBMCol</text:p>
          </table:table-cell>
          <table:table-cell office:value-type="string" calcext:value-type="string">
            <text:p><text:s/>DJBCol</text:p>
          </table:table-cell>
          <table:table-cell office:value-type="string" calcext:value-type="string">
            <text:p><text:s/>DEKCol</text:p>
          </table:table-cell>
          <table:table-cell office:value-type="string" calcext:value-type="string">
            <text:p><text:s/>APCol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1000" calcext:value-type="float">
            <text:p>301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2000" calcext:value-type="float">
            <text:p>3020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3000" calcext:value-type="float">
            <text:p>3030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4000" calcext:value-type="float">
            <text:p>3040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6000" calcext:value-type="float">
            <text:p>3060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7000" calcext:value-type="float">
            <text:p>3070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8000" calcext:value-type="float">
            <text:p>3080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9000" calcext:value-type="float">
            <text:p>3090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1000" calcext:value-type="float">
            <text:p>3110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2000" calcext:value-type="float">
            <text:p>3120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3000" calcext:value-type="float">
            <text:p>3130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4000" calcext:value-type="float">
            <text:p>314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5000" calcext:value-type="float">
            <text:p>31500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6000" calcext:value-type="float">
            <text:p>31600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7000" calcext:value-type="float">
            <text:p>31700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8000" calcext:value-type="float">
            <text:p>31800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9000" calcext:value-type="float">
            <text:p>3190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6000" calcext:value-type="float">
            <text:p>3260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7000" calcext:value-type="float">
            <text:p>3270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8000" calcext:value-type="float">
            <text:p>3280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1000" calcext:value-type="float">
            <text:p>3310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3000" calcext:value-type="float">
            <text:p>3330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4000" calcext:value-type="float">
            <text:p>3340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5000" calcext:value-type="float">
            <text:p>3350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7000" calcext:value-type="float">
            <text:p>3370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9000" calcext:value-type="float">
            <text:p>3390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1000" calcext:value-type="float">
            <text:p>3410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2000" calcext:value-type="float">
            <text:p>3420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3000" calcext:value-type="float">
            <text:p>3430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4000" calcext:value-type="float">
            <text:p>3440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6000" calcext:value-type="float">
            <text:p>3460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7000" calcext:value-type="float">
            <text:p>3470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8000" calcext:value-type="float">
            <text:p>3480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9000" calcext:value-type="float">
            <text:p>34900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1000" calcext:value-type="float">
            <text:p>3510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2000" calcext:value-type="float">
            <text:p>3520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3000" calcext:value-type="float">
            <text:p>3530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4000" calcext:value-type="float">
            <text:p>3540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5000" calcext:value-type="float">
            <text:p>3550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6000" calcext:value-type="float">
            <text:p>3560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7000" calcext:value-type="float">
            <text:p>3570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8000" calcext:value-type="float">
            <text:p>3580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9000" calcext:value-type="float">
            <text:p>3590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1000" calcext:value-type="float">
            <text:p>3610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2000" calcext:value-type="float">
            <text:p>3620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3000" calcext:value-type="float">
            <text:p>3630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4000" calcext:value-type="float">
            <text:p>3640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6000" calcext:value-type="float">
            <text:p>3660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7000" calcext:value-type="float">
            <text:p>3670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8000" calcext:value-type="float">
            <text:p>3680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1000" calcext:value-type="float">
            <text:p>3710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2000" calcext:value-type="float">
            <text:p>3720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3000" calcext:value-type="float">
            <text:p>3730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4000" calcext:value-type="float">
            <text:p>3740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6000" calcext:value-type="float">
            <text:p>3760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7000" calcext:value-type="float">
            <text:p>3770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8000" calcext:value-type="float">
            <text:p>3780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9000" calcext:value-type="float">
            <text:p>3790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1000" calcext:value-type="float">
            <text:p>38100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2000" calcext:value-type="float">
            <text:p>38200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3000" calcext:value-type="float">
            <text:p>38300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4000" calcext:value-type="float">
            <text:p>38400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6000" calcext:value-type="float">
            <text:p>38600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7000" calcext:value-type="float">
            <text:p>38700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9000" calcext:value-type="float">
            <text:p>3890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1000" calcext:value-type="float">
            <text:p>3910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2000" calcext:value-type="float">
            <text:p>3920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3000" calcext:value-type="float">
            <text:p>3930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4000" calcext:value-type="float">
            <text:p>3940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6000" calcext:value-type="float">
            <text:p>3960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7000" calcext:value-type="float">
            <text:p>3970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8000" calcext:value-type="float">
            <text:p>3980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9000" calcext:value-type="float">
            <text:p>3990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1000" calcext:value-type="float">
            <text:p>4010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3000" calcext:value-type="float">
            <text:p>4030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4000" calcext:value-type="float">
            <text:p>4040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5000" calcext:value-type="float">
            <text:p>4050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6000" calcext:value-type="float">
            <text:p>4060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7000" calcext:value-type="float">
            <text:p>4070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8000" calcext:value-type="float">
            <text:p>4080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9000" calcext:value-type="float">
            <text:p>4090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1000" calcext:value-type="float">
            <text:p>4110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3000" calcext:value-type="float">
            <text:p>41300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5000" calcext:value-type="float">
            <text:p>41500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7000" calcext:value-type="float">
            <text:p>41700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9000" calcext:value-type="float">
            <text:p>41900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1000" calcext:value-type="float">
            <text:p>42100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2000" calcext:value-type="float">
            <text:p>42200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3000" calcext:value-type="float">
            <text:p>42300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4000" calcext:value-type="float">
            <text:p>42400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7000" calcext:value-type="float">
            <text:p>42700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8000" calcext:value-type="float">
            <text:p>42800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52" calcext:value-type="float">
            <text:p>45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9000" calcext:value-type="float">
            <text:p>42900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1000" calcext:value-type="float">
            <text:p>43100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2000" calcext:value-type="float">
            <text:p>43200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3000" calcext:value-type="float">
            <text:p>43300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5000" calcext:value-type="float">
            <text:p>43500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6000" calcext:value-type="float">
            <text:p>43600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7000" calcext:value-type="float">
            <text:p>43700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8000" calcext:value-type="float">
            <text:p>43800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77" calcext:value-type="float">
            <text:p>47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9000" calcext:value-type="float">
            <text:p>43900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78" calcext:value-type="float">
            <text:p>47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1000" calcext:value-type="float">
            <text:p>44100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2000" calcext:value-type="float">
            <text:p>44200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3000" calcext:value-type="float">
            <text:p>44300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4000" calcext:value-type="float">
            <text:p>44400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90" calcext:value-type="float">
            <text:p>49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6000" calcext:value-type="float">
            <text:p>44600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7000" calcext:value-type="float">
            <text:p>44700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8000" calcext:value-type="float">
            <text:p>44800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9000" calcext:value-type="float">
            <text:p>44900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01" calcext:value-type="float">
            <text:p>50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04" calcext:value-type="float">
            <text:p>50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1000" calcext:value-type="float">
            <text:p>45100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05" calcext:value-type="float">
            <text:p>50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2000" calcext:value-type="float">
            <text:p>45200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06" calcext:value-type="float">
            <text:p>50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3000" calcext:value-type="float">
            <text:p>45300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11" calcext:value-type="float">
            <text:p>51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4000" calcext:value-type="float">
            <text:p>45400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5000" calcext:value-type="float">
            <text:p>45500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6000" calcext:value-type="float">
            <text:p>45600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7000" calcext:value-type="float">
            <text:p>45700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21" calcext:value-type="float">
            <text:p>52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8000" calcext:value-type="float">
            <text:p>458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26" calcext:value-type="float">
            <text:p>52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9000" calcext:value-type="float">
            <text:p>459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26" calcext:value-type="float">
            <text:p>52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26" calcext:value-type="float">
            <text:p>52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1000" calcext:value-type="float">
            <text:p>461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27" calcext:value-type="float">
            <text:p>52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2000" calcext:value-type="float">
            <text:p>462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28" calcext:value-type="float">
            <text:p>52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3000" calcext:value-type="float">
            <text:p>463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31" calcext:value-type="float">
            <text:p>53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4000" calcext:value-type="float">
            <text:p>464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5000" calcext:value-type="float">
            <text:p>465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36" calcext:value-type="float">
            <text:p>53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37" calcext:value-type="float">
            <text:p>53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7000" calcext:value-type="float">
            <text:p>46700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37" calcext:value-type="float">
            <text:p>53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8000" calcext:value-type="float">
            <text:p>46800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39" calcext:value-type="float">
            <text:p>53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9000" calcext:value-type="float">
            <text:p>46900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43" calcext:value-type="float">
            <text:p>54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43" calcext:value-type="float">
            <text:p>54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1000" calcext:value-type="float">
            <text:p>47100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48" calcext:value-type="float">
            <text:p>54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3000" calcext:value-type="float">
            <text:p>47300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5" calcext:value-type="float">
            <text:p>55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58" calcext:value-type="float">
            <text:p>55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6000" calcext:value-type="float">
            <text:p>47600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7000" calcext:value-type="float">
            <text:p>47700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64" calcext:value-type="float">
            <text:p>56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8000" calcext:value-type="float">
            <text:p>47800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65" calcext:value-type="float">
            <text:p>56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9000" calcext:value-type="float">
            <text:p>47900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67" calcext:value-type="float">
            <text:p>56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68" calcext:value-type="float">
            <text:p>56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1000" calcext:value-type="float">
            <text:p>48100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68" calcext:value-type="float">
            <text:p>56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2000" calcext:value-type="float">
            <text:p>48200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75" calcext:value-type="float">
            <text:p>57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3000" calcext:value-type="float">
            <text:p>48300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81" calcext:value-type="float">
            <text:p>58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4000" calcext:value-type="float">
            <text:p>48400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81" calcext:value-type="float">
            <text:p>58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81" calcext:value-type="float">
            <text:p>58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6000" calcext:value-type="float">
            <text:p>48600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84" calcext:value-type="float">
            <text:p>58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7000" calcext:value-type="float">
            <text:p>48700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87" calcext:value-type="float">
            <text:p>58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89" calcext:value-type="float">
            <text:p>58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9000" calcext:value-type="float">
            <text:p>48900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1000" calcext:value-type="float">
            <text:p>49100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2000" calcext:value-type="float">
            <text:p>49200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98" calcext:value-type="float">
            <text:p>598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3000" calcext:value-type="float">
            <text:p>49300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4000" calcext:value-type="float">
            <text:p>49400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5000" calcext:value-type="float">
            <text:p>49500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11" calcext:value-type="float">
            <text:p>61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6000" calcext:value-type="float">
            <text:p>49600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7000" calcext:value-type="float">
            <text:p>49700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8000" calcext:value-type="float">
            <text:p>49800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15" calcext:value-type="float">
            <text:p>61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9000" calcext:value-type="float">
            <text:p>49900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20" calcext:value-type="float">
            <text:p>62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23" calcext:value-type="float">
            <text:p>6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1000" calcext:value-type="float">
            <text:p>50100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2000" calcext:value-type="float">
            <text:p>50200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3000" calcext:value-type="float">
            <text:p>50300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4000" calcext:value-type="float">
            <text:p>50400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5000" calcext:value-type="float">
            <text:p>50500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35" calcext:value-type="float">
            <text:p>63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6000" calcext:value-type="float">
            <text:p>50600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7000" calcext:value-type="float">
            <text:p>50700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8000" calcext:value-type="float">
            <text:p>50800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9000" calcext:value-type="float">
            <text:p>50900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1000" calcext:value-type="float">
            <text:p>51100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52" calcext:value-type="float">
            <text:p>65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653" calcext:value-type="float">
            <text:p>65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3000" calcext:value-type="float">
            <text:p>51300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4000" calcext:value-type="float">
            <text:p>51400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5000" calcext:value-type="float">
            <text:p>51500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6000" calcext:value-type="float">
            <text:p>51600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664" calcext:value-type="float">
            <text:p>66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7000" calcext:value-type="float">
            <text:p>51700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8000" calcext:value-type="float">
            <text:p>51800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9000" calcext:value-type="float">
            <text:p>51900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1000" calcext:value-type="float">
            <text:p>52100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2000" calcext:value-type="float">
            <text:p>52200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3000" calcext:value-type="float">
            <text:p>52300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4000" calcext:value-type="float">
            <text:p>52400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84" calcext:value-type="float">
            <text:p>68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5000" calcext:value-type="float">
            <text:p>52500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6000" calcext:value-type="float">
            <text:p>52600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7000" calcext:value-type="float">
            <text:p>52700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694" calcext:value-type="float">
            <text:p>69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8000" calcext:value-type="float">
            <text:p>52800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9000" calcext:value-type="float">
            <text:p>52900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1000" calcext:value-type="float">
            <text:p>53100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06" calcext:value-type="float">
            <text:p>70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2000" calcext:value-type="float">
            <text:p>53200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13" calcext:value-type="float">
            <text:p>71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3000" calcext:value-type="float">
            <text:p>53300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19" calcext:value-type="float">
            <text:p>71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4000" calcext:value-type="float">
            <text:p>53400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25" calcext:value-type="float">
            <text:p>72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5000" calcext:value-type="float">
            <text:p>53500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28" calcext:value-type="float">
            <text:p>72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6000" calcext:value-type="float">
            <text:p>53600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30" calcext:value-type="float">
            <text:p>73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7000" calcext:value-type="float">
            <text:p>53700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31" calcext:value-type="float">
            <text:p>73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8000" calcext:value-type="float">
            <text:p>53800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31" calcext:value-type="float">
            <text:p>73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9000" calcext:value-type="float">
            <text:p>53900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36" calcext:value-type="float">
            <text:p>73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1000" calcext:value-type="float">
            <text:p>54100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43" calcext:value-type="float">
            <text:p>74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2000" calcext:value-type="float">
            <text:p>54200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46" calcext:value-type="float">
            <text:p>74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3000" calcext:value-type="float">
            <text:p>54300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52" calcext:value-type="float">
            <text:p>75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4000" calcext:value-type="float">
            <text:p>54400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55" calcext:value-type="float">
            <text:p>75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5000" calcext:value-type="float">
            <text:p>54500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6000" calcext:value-type="float">
            <text:p>54600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7000" calcext:value-type="float">
            <text:p>54700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763" calcext:value-type="float">
            <text:p>76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8000" calcext:value-type="float">
            <text:p>54800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9000" calcext:value-type="float">
            <text:p>54900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767" calcext:value-type="float">
            <text:p>767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770" calcext:value-type="float">
            <text:p>77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1000" calcext:value-type="float">
            <text:p>55100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773" calcext:value-type="float">
            <text:p>77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2000" calcext:value-type="float">
            <text:p>55200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776" calcext:value-type="float">
            <text:p>776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3000" calcext:value-type="float">
            <text:p>55300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777" calcext:value-type="float">
            <text:p>77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4000" calcext:value-type="float">
            <text:p>55400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5000" calcext:value-type="float">
            <text:p>55500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84" calcext:value-type="float">
            <text:p>78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6000" calcext:value-type="float">
            <text:p>55600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86" calcext:value-type="float">
            <text:p>78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7000" calcext:value-type="float">
            <text:p>55700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88" calcext:value-type="float">
            <text:p>78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8000" calcext:value-type="float">
            <text:p>55800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9000" calcext:value-type="float">
            <text:p>55900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1000" calcext:value-type="float">
            <text:p>56100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805" calcext:value-type="float">
            <text:p>80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2000" calcext:value-type="float">
            <text:p>56200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807" calcext:value-type="float">
            <text:p>80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3000" calcext:value-type="float">
            <text:p>56300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4000" calcext:value-type="float">
            <text:p>56400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811" calcext:value-type="float">
            <text:p>81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5000" calcext:value-type="float">
            <text:p>56500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15" calcext:value-type="float">
            <text:p>81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6000" calcext:value-type="float">
            <text:p>56600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17" calcext:value-type="float">
            <text:p>81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7000" calcext:value-type="float">
            <text:p>56700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20" calcext:value-type="float">
            <text:p>82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8000" calcext:value-type="float">
            <text:p>56800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9000" calcext:value-type="float">
            <text:p>56900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824" calcext:value-type="float">
            <text:p>824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828" calcext:value-type="float">
            <text:p>828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1000" calcext:value-type="float">
            <text:p>57100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830" calcext:value-type="float">
            <text:p>83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2000" calcext:value-type="float">
            <text:p>57200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835" calcext:value-type="float">
            <text:p>83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3000" calcext:value-type="float">
            <text:p>57300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838" calcext:value-type="float">
            <text:p>838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4000" calcext:value-type="float">
            <text:p>57400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843" calcext:value-type="float">
            <text:p>84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5000" calcext:value-type="float">
            <text:p>57500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6000" calcext:value-type="float">
            <text:p>57600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7000" calcext:value-type="float">
            <text:p>57700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850" calcext:value-type="float">
            <text:p>85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8000" calcext:value-type="float">
            <text:p>57800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855" calcext:value-type="float">
            <text:p>855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9000" calcext:value-type="float">
            <text:p>57900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858" calcext:value-type="float">
            <text:p>85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861" calcext:value-type="float">
            <text:p>86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1000" calcext:value-type="float">
            <text:p>58100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864" calcext:value-type="float">
            <text:p>86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2000" calcext:value-type="float">
            <text:p>58200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866" calcext:value-type="float">
            <text:p>86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3000" calcext:value-type="float">
            <text:p>58300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4000" calcext:value-type="float">
            <text:p>58400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874" calcext:value-type="float">
            <text:p>87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5000" calcext:value-type="float">
            <text:p>585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79" calcext:value-type="float">
            <text:p>87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6000" calcext:value-type="float">
            <text:p>586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82" calcext:value-type="float">
            <text:p>88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7000" calcext:value-type="float">
            <text:p>587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85" calcext:value-type="float">
            <text:p>885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8000" calcext:value-type="float">
            <text:p>588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87" calcext:value-type="float">
            <text:p>88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9000" calcext:value-type="float">
            <text:p>58900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87" calcext:value-type="float">
            <text:p>88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89" calcext:value-type="float">
            <text:p>88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1000" calcext:value-type="float">
            <text:p>59100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90" calcext:value-type="float">
            <text:p>89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2000" calcext:value-type="float">
            <text:p>59200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93" calcext:value-type="float">
            <text:p>89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3000" calcext:value-type="float">
            <text:p>59300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94" calcext:value-type="float">
            <text:p>894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4000" calcext:value-type="float">
            <text:p>59400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5000" calcext:value-type="float">
            <text:p>59500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6000" calcext:value-type="float">
            <text:p>59600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03" calcext:value-type="float">
            <text:p>903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7000" calcext:value-type="float">
            <text:p>59700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07" calcext:value-type="float">
            <text:p>90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8000" calcext:value-type="float">
            <text:p>59800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07" calcext:value-type="float">
            <text:p>90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9000" calcext:value-type="float">
            <text:p>59900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09" calcext:value-type="float">
            <text:p>90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12" calcext:value-type="float">
            <text:p>912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1000" calcext:value-type="float">
            <text:p>60100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15" calcext:value-type="float">
            <text:p>9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2000" calcext:value-type="float">
            <text:p>60200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19" calcext:value-type="float">
            <text:p>91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3000" calcext:value-type="float">
            <text:p>60300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24" calcext:value-type="float">
            <text:p>924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4000" calcext:value-type="float">
            <text:p>60400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26" calcext:value-type="float">
            <text:p>92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5000" calcext:value-type="float">
            <text:p>60500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33" calcext:value-type="float">
            <text:p>93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6000" calcext:value-type="float">
            <text:p>60600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33" calcext:value-type="float">
            <text:p>93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7000" calcext:value-type="float">
            <text:p>60700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35" calcext:value-type="float">
            <text:p>93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8000" calcext:value-type="float">
            <text:p>60800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38" calcext:value-type="float">
            <text:p>93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9000" calcext:value-type="float">
            <text:p>60900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40" calcext:value-type="float">
            <text:p>940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44" calcext:value-type="float">
            <text:p>944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1000" calcext:value-type="float">
            <text:p>61100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46" calcext:value-type="float">
            <text:p>94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2000" calcext:value-type="float">
            <text:p>61200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3000" calcext:value-type="float">
            <text:p>61300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5" calcext:value-type="float">
            <text:p>95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4000" calcext:value-type="float">
            <text:p>61400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8" calcext:value-type="float">
            <text:p>95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5000" calcext:value-type="float">
            <text:p>61500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62" calcext:value-type="float">
            <text:p>96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6000" calcext:value-type="float">
            <text:p>61600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66" calcext:value-type="float">
            <text:p>96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7000" calcext:value-type="float">
            <text:p>61700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67" calcext:value-type="float">
            <text:p>96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8000" calcext:value-type="float">
            <text:p>61800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73" calcext:value-type="float">
            <text:p>973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9000" calcext:value-type="float">
            <text:p>61900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978" calcext:value-type="float">
            <text:p>978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979" calcext:value-type="float">
            <text:p>979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1000" calcext:value-type="float">
            <text:p>62100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980" calcext:value-type="float">
            <text:p>98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2000" calcext:value-type="float">
            <text:p>62200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984" calcext:value-type="float">
            <text:p>98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3000" calcext:value-type="float">
            <text:p>62300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987" calcext:value-type="float">
            <text:p>98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4000" calcext:value-type="float">
            <text:p>62400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89" calcext:value-type="float">
            <text:p>98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5000" calcext:value-type="float">
            <text:p>62500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91" calcext:value-type="float">
            <text:p>99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6000" calcext:value-type="float">
            <text:p>62600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95" calcext:value-type="float">
            <text:p>995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7000" calcext:value-type="float">
            <text:p>62700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98" calcext:value-type="float">
            <text:p>998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8000" calcext:value-type="float">
            <text:p>62800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02" calcext:value-type="float">
            <text:p>100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9000" calcext:value-type="float">
            <text:p>62900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08" calcext:value-type="float">
            <text:p>1008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12" calcext:value-type="float">
            <text:p>101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1000" calcext:value-type="float">
            <text:p>63100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15" calcext:value-type="float">
            <text:p>1015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2000" calcext:value-type="float">
            <text:p>63200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18" calcext:value-type="float">
            <text:p>1018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3000" calcext:value-type="float">
            <text:p>63300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21" calcext:value-type="float">
            <text:p>10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4000" calcext:value-type="float">
            <text:p>63400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27" calcext:value-type="float">
            <text:p>102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5000" calcext:value-type="float">
            <text:p>63500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30" calcext:value-type="float">
            <text:p>103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6000" calcext:value-type="float">
            <text:p>63600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32" calcext:value-type="float">
            <text:p>103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7000" calcext:value-type="float">
            <text:p>63700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34" calcext:value-type="float">
            <text:p>1034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8000" calcext:value-type="float">
            <text:p>63800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9000" calcext:value-type="float">
            <text:p>63900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42" calcext:value-type="float">
            <text:p>104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44" calcext:value-type="float">
            <text:p>1044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1000" calcext:value-type="float">
            <text:p>64100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47" calcext:value-type="float">
            <text:p>1047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2000" calcext:value-type="float">
            <text:p>64200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48" calcext:value-type="float">
            <text:p>1048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3000" calcext:value-type="float">
            <text:p>6430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55" calcext:value-type="float">
            <text:p>105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44000" calcext:value-type="float">
            <text:p>6440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55" calcext:value-type="float">
            <text:p>105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45000" calcext:value-type="float">
            <text:p>6450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60" calcext:value-type="float">
            <text:p>106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46000" calcext:value-type="float">
            <text:p>6460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66" calcext:value-type="float">
            <text:p>106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7000" calcext:value-type="float">
            <text:p>64700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67" calcext:value-type="float">
            <text:p>1067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8000" calcext:value-type="float">
            <text:p>64800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069" calcext:value-type="float">
            <text:p>1069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9000" calcext:value-type="float">
            <text:p>64900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071" calcext:value-type="float">
            <text:p>1071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075" calcext:value-type="float">
            <text:p>1075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1000" calcext:value-type="float">
            <text:p>65100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078" calcext:value-type="float">
            <text:p>107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2000" calcext:value-type="float">
            <text:p>65200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083" calcext:value-type="float">
            <text:p>1083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3000" calcext:value-type="float">
            <text:p>65300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087" calcext:value-type="float">
            <text:p>108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4000" calcext:value-type="float">
            <text:p>65400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5000" calcext:value-type="float">
            <text:p>655000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1091" calcext:value-type="float">
            <text:p>1091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6000" calcext:value-type="float">
            <text:p>656000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1093" calcext:value-type="float">
            <text:p>1093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7000" calcext:value-type="float">
            <text:p>657000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1095" calcext:value-type="float">
            <text:p>1095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8000" calcext:value-type="float">
            <text:p>65800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097" calcext:value-type="float">
            <text:p>109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9000" calcext:value-type="float">
            <text:p>65900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101" calcext:value-type="float">
            <text:p>1101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105" calcext:value-type="float">
            <text:p>1105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1000" calcext:value-type="float">
            <text:p>66100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1106" calcext:value-type="float">
            <text:p>110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2000" calcext:value-type="float">
            <text:p>66200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1111" calcext:value-type="float">
            <text:p>1111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3000" calcext:value-type="float">
            <text:p>66300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1112" calcext:value-type="float">
            <text:p>111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4000" calcext:value-type="float">
            <text:p>66400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1112" calcext:value-type="float">
            <text:p>111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5000" calcext:value-type="float">
            <text:p>66500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1116" calcext:value-type="float">
            <text:p>111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6000" calcext:value-type="float">
            <text:p>66600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1118" calcext:value-type="float">
            <text:p>111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7000" calcext:value-type="float">
            <text:p>66700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1122" calcext:value-type="float">
            <text:p>112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8000" calcext:value-type="float">
            <text:p>66800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126" calcext:value-type="float">
            <text:p>1126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9000" calcext:value-type="float">
            <text:p>66900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129" calcext:value-type="float">
            <text:p>112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131" calcext:value-type="float">
            <text:p>1131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71000" calcext:value-type="float">
            <text:p>67100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133" calcext:value-type="float">
            <text:p>113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72000" calcext:value-type="float">
            <text:p>67200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135" calcext:value-type="float">
            <text:p>113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73000" calcext:value-type="float">
            <text:p>67300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139" calcext:value-type="float">
            <text:p>1139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74000" calcext:value-type="float">
            <text:p>67400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144" calcext:value-type="float">
            <text:p>114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75000" calcext:value-type="float">
            <text:p>67500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146" calcext:value-type="float">
            <text:p>1146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76000" calcext:value-type="float">
            <text:p>67600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150" calcext:value-type="float">
            <text:p>1150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77000" calcext:value-type="float">
            <text:p>67700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151" calcext:value-type="float">
            <text:p>1151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78000" calcext:value-type="float">
            <text:p>67800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153" calcext:value-type="float">
            <text:p>115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79000" calcext:value-type="float">
            <text:p>67900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159" calcext:value-type="float">
            <text:p>115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166" calcext:value-type="float">
            <text:p>1166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81000" calcext:value-type="float">
            <text:p>68100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167" calcext:value-type="float">
            <text:p>1167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82000" calcext:value-type="float">
            <text:p>68200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170" calcext:value-type="float">
            <text:p>117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83000" calcext:value-type="float">
            <text:p>68300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177" calcext:value-type="float">
            <text:p>1177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84000" calcext:value-type="float">
            <text:p>68400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182" calcext:value-type="float">
            <text:p>1182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85000" calcext:value-type="float">
            <text:p>68500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184" calcext:value-type="float">
            <text:p>118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86000" calcext:value-type="float">
            <text:p>68600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189" calcext:value-type="float">
            <text:p>1189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87000" calcext:value-type="float">
            <text:p>68700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190" calcext:value-type="float">
            <text:p>119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88000" calcext:value-type="float">
            <text:p>68800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191" calcext:value-type="float">
            <text:p>1191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89000" calcext:value-type="float">
            <text:p>68900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195" calcext:value-type="float">
            <text:p>1195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196" calcext:value-type="float">
            <text:p>119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1000" calcext:value-type="float">
            <text:p>69100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197" calcext:value-type="float">
            <text:p>119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2000" calcext:value-type="float">
            <text:p>69200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3000" calcext:value-type="float">
            <text:p>693000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03" calcext:value-type="float">
            <text:p>1203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4000" calcext:value-type="float">
            <text:p>694000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06" calcext:value-type="float">
            <text:p>1206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5000" calcext:value-type="float">
            <text:p>695000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10" calcext:value-type="float">
            <text:p>121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6000" calcext:value-type="float">
            <text:p>69600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15" calcext:value-type="float">
            <text:p>121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97000" calcext:value-type="float">
            <text:p>69700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18" calcext:value-type="float">
            <text:p>1218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98000" calcext:value-type="float">
            <text:p>69800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99000" calcext:value-type="float">
            <text:p>69900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24" calcext:value-type="float">
            <text:p>1224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25" calcext:value-type="float">
            <text:p>1225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01000" calcext:value-type="float">
            <text:p>70100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28" calcext:value-type="float">
            <text:p>1228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30" calcext:value-type="float">
            <text:p>1230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35" calcext:value-type="float">
            <text:p>1235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39" calcext:value-type="float">
            <text:p>1239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39" calcext:value-type="float">
            <text:p>1239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06000" calcext:value-type="float">
            <text:p>70600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47" calcext:value-type="float">
            <text:p>1247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07000" calcext:value-type="float">
            <text:p>70700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53" calcext:value-type="float">
            <text:p>1253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08000" calcext:value-type="float">
            <text:p>70800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57" calcext:value-type="float">
            <text:p>1257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09000" calcext:value-type="float">
            <text:p>709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62" calcext:value-type="float">
            <text:p>1262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1000" calcext:value-type="float">
            <text:p>71100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2000" calcext:value-type="float">
            <text:p>71200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269" calcext:value-type="float">
            <text:p>1269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3000" calcext:value-type="float">
            <text:p>71300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273" calcext:value-type="float">
            <text:p>127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14000" calcext:value-type="float">
            <text:p>71400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278" calcext:value-type="float">
            <text:p>1278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15000" calcext:value-type="float">
            <text:p>71500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279" calcext:value-type="float">
            <text:p>1279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16000" calcext:value-type="float">
            <text:p>71600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283" calcext:value-type="float">
            <text:p>128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7000" calcext:value-type="float">
            <text:p>71700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289" calcext:value-type="float">
            <text:p>1289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8000" calcext:value-type="float">
            <text:p>71800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292" calcext:value-type="float">
            <text:p>1292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9000" calcext:value-type="float">
            <text:p>71900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298" calcext:value-type="float">
            <text:p>1298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03" calcext:value-type="float">
            <text:p>1303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21000" calcext:value-type="float">
            <text:p>72100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22000" calcext:value-type="float">
            <text:p>72200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14" calcext:value-type="float">
            <text:p>131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23000" calcext:value-type="float">
            <text:p>72300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18" calcext:value-type="float">
            <text:p>1318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24000" calcext:value-type="float">
            <text:p>72400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26" calcext:value-type="float">
            <text:p>1326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25000" calcext:value-type="float">
            <text:p>72500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30" calcext:value-type="float">
            <text:p>133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26000" calcext:value-type="float">
            <text:p>72600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34" calcext:value-type="float">
            <text:p>1334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27000" calcext:value-type="float">
            <text:p>72700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37" calcext:value-type="float">
            <text:p>1337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28000" calcext:value-type="float">
            <text:p>72800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41" calcext:value-type="float">
            <text:p>134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29000" calcext:value-type="float">
            <text:p>72900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47" calcext:value-type="float">
            <text:p>1347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49" calcext:value-type="float">
            <text:p>1349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31000" calcext:value-type="float">
            <text:p>73100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52" calcext:value-type="float">
            <text:p>1352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32000" calcext:value-type="float">
            <text:p>732000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1359" calcext:value-type="float">
            <text:p>1359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33000" calcext:value-type="float">
            <text:p>733000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1362" calcext:value-type="float">
            <text:p>136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34000" calcext:value-type="float">
            <text:p>73400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364" calcext:value-type="float">
            <text:p>136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35000" calcext:value-type="float">
            <text:p>73500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369" calcext:value-type="float">
            <text:p>1369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36000" calcext:value-type="float">
            <text:p>73600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373" calcext:value-type="float">
            <text:p>1373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37000" calcext:value-type="float">
            <text:p>73700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377" calcext:value-type="float">
            <text:p>1377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38000" calcext:value-type="float">
            <text:p>73800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383" calcext:value-type="float">
            <text:p>1383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39000" calcext:value-type="float">
            <text:p>73900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389" calcext:value-type="float">
            <text:p>1389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395" calcext:value-type="float">
            <text:p>1395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1000" calcext:value-type="float">
            <text:p>74100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398" calcext:value-type="float">
            <text:p>1398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2000" calcext:value-type="float">
            <text:p>74200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3000" calcext:value-type="float">
            <text:p>74300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402" calcext:value-type="float">
            <text:p>1402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4000" calcext:value-type="float">
            <text:p>74400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408" calcext:value-type="float">
            <text:p>1408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45000" calcext:value-type="float">
            <text:p>74500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410" calcext:value-type="float">
            <text:p>1410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46000" calcext:value-type="float">
            <text:p>74600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410" calcext:value-type="float">
            <text:p>1410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47000" calcext:value-type="float">
            <text:p>74700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413" calcext:value-type="float">
            <text:p>141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48000" calcext:value-type="float">
            <text:p>74800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417" calcext:value-type="float">
            <text:p>1417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49000" calcext:value-type="float">
            <text:p>74900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417" calcext:value-type="float">
            <text:p>141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422" calcext:value-type="float">
            <text:p>1422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51000" calcext:value-type="float">
            <text:p>75100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425" calcext:value-type="float">
            <text:p>1425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52000" calcext:value-type="float">
            <text:p>752000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430" calcext:value-type="float">
            <text:p>143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53000" calcext:value-type="float">
            <text:p>753000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433" calcext:value-type="float">
            <text:p>1433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54000" calcext:value-type="float">
            <text:p>754000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437" calcext:value-type="float">
            <text:p>1437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55000" calcext:value-type="float">
            <text:p>75500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440" calcext:value-type="float">
            <text:p>144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56000" calcext:value-type="float">
            <text:p>756000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445" calcext:value-type="float">
            <text:p>1445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57000" calcext:value-type="float">
            <text:p>757000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447" calcext:value-type="float">
            <text:p>1447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58000" calcext:value-type="float">
            <text:p>758000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448" calcext:value-type="float">
            <text:p>144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59000" calcext:value-type="float">
            <text:p>759000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450" calcext:value-type="float">
            <text:p>1450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453" calcext:value-type="float">
            <text:p>1453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61000" calcext:value-type="float">
            <text:p>761000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456" calcext:value-type="float">
            <text:p>1456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62000" calcext:value-type="float">
            <text:p>76200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457" calcext:value-type="float">
            <text:p>1457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63000" calcext:value-type="float">
            <text:p>76300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461" calcext:value-type="float">
            <text:p>146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64000" calcext:value-type="float">
            <text:p>764000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462" calcext:value-type="float">
            <text:p>1462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65000" calcext:value-type="float">
            <text:p>76500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469" calcext:value-type="float">
            <text:p>1469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66000" calcext:value-type="float">
            <text:p>76600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474" calcext:value-type="float">
            <text:p>1474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67000" calcext:value-type="float">
            <text:p>76700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476" calcext:value-type="float">
            <text:p>147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68000" calcext:value-type="float">
            <text:p>768000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477" calcext:value-type="float">
            <text:p>1477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69000" calcext:value-type="float">
            <text:p>76900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483" calcext:value-type="float">
            <text:p>1483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487" calcext:value-type="float">
            <text:p>1487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71000" calcext:value-type="float">
            <text:p>771000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489" calcext:value-type="float">
            <text:p>1489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72000" calcext:value-type="float">
            <text:p>772000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493" calcext:value-type="float">
            <text:p>1493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73000" calcext:value-type="float">
            <text:p>773000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495" calcext:value-type="float">
            <text:p>1495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74000" calcext:value-type="float">
            <text:p>774000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499" calcext:value-type="float">
            <text:p>1499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75000" calcext:value-type="float">
            <text:p>77500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504" calcext:value-type="float">
            <text:p>150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76000" calcext:value-type="float">
            <text:p>77600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509" calcext:value-type="float">
            <text:p>1509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77000" calcext:value-type="float">
            <text:p>77700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512" calcext:value-type="float">
            <text:p>151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8000" calcext:value-type="float">
            <text:p>77800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519" calcext:value-type="float">
            <text:p>1519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9000" calcext:value-type="float">
            <text:p>77900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522" calcext:value-type="float">
            <text:p>152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529" calcext:value-type="float">
            <text:p>1529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1000" calcext:value-type="float">
            <text:p>781000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532" calcext:value-type="float">
            <text:p>1532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2000" calcext:value-type="float">
            <text:p>782000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535" calcext:value-type="float">
            <text:p>1535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3000" calcext:value-type="float">
            <text:p>783000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540" calcext:value-type="float">
            <text:p>1540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4000" calcext:value-type="float">
            <text:p>78400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542" calcext:value-type="float">
            <text:p>1542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5000" calcext:value-type="float">
            <text:p>78500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546" calcext:value-type="float">
            <text:p>1546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6000" calcext:value-type="float">
            <text:p>78600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547" calcext:value-type="float">
            <text:p>1547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7000" calcext:value-type="float">
            <text:p>78700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550" calcext:value-type="float">
            <text:p>1550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8000" calcext:value-type="float">
            <text:p>78800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553" calcext:value-type="float">
            <text:p>1553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9000" calcext:value-type="float">
            <text:p>78900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555" calcext:value-type="float">
            <text:p>1555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556" calcext:value-type="float">
            <text:p>15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1000" calcext:value-type="float">
            <text:p>79100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559" calcext:value-type="float">
            <text:p>1559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2000" calcext:value-type="float">
            <text:p>792000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563" calcext:value-type="float">
            <text:p>1563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3000" calcext:value-type="float">
            <text:p>79300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567" calcext:value-type="float">
            <text:p>156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4000" calcext:value-type="float">
            <text:p>794000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571" calcext:value-type="float">
            <text:p>157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5000" calcext:value-type="float">
            <text:p>795000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575" calcext:value-type="float">
            <text:p>1575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6000" calcext:value-type="float">
            <text:p>79600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579" calcext:value-type="float">
            <text:p>1579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7000" calcext:value-type="float">
            <text:p>79700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581" calcext:value-type="float">
            <text:p>1581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8000" calcext:value-type="float">
            <text:p>79800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583" calcext:value-type="float">
            <text:p>158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9000" calcext:value-type="float">
            <text:p>79900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590" calcext:value-type="float">
            <text:p>159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595" calcext:value-type="float">
            <text:p>1595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01000" calcext:value-type="float">
            <text:p>80100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601" calcext:value-type="float">
            <text:p>1601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02000" calcext:value-type="float">
            <text:p>80200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606" calcext:value-type="float">
            <text:p>1606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03000" calcext:value-type="float">
            <text:p>80300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607" calcext:value-type="float">
            <text:p>1607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04000" calcext:value-type="float">
            <text:p>80400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612" calcext:value-type="float">
            <text:p>1612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05000" calcext:value-type="float">
            <text:p>80500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619" calcext:value-type="float">
            <text:p>1619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06000" calcext:value-type="float">
            <text:p>80600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624" calcext:value-type="float">
            <text:p>1624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07000" calcext:value-type="float">
            <text:p>80700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631" calcext:value-type="float">
            <text:p>1631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08000" calcext:value-type="float">
            <text:p>80800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635" calcext:value-type="float">
            <text:p>1635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09000" calcext:value-type="float">
            <text:p>80900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641" calcext:value-type="float">
            <text:p>1641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643" calcext:value-type="float">
            <text:p>1643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11000" calcext:value-type="float">
            <text:p>81100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647" calcext:value-type="float">
            <text:p>1647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12000" calcext:value-type="float">
            <text:p>81200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13000" calcext:value-type="float">
            <text:p>81300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653" calcext:value-type="float">
            <text:p>165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14000" calcext:value-type="float">
            <text:p>814000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660" calcext:value-type="float">
            <text:p>166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15000" calcext:value-type="float">
            <text:p>815000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664" calcext:value-type="float">
            <text:p>1664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16000" calcext:value-type="float">
            <text:p>816000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668" calcext:value-type="float">
            <text:p>1668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17000" calcext:value-type="float">
            <text:p>817000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671" calcext:value-type="float">
            <text:p>1671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18000" calcext:value-type="float">
            <text:p>818000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673" calcext:value-type="float">
            <text:p>1673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19000" calcext:value-type="float">
            <text:p>819000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677" calcext:value-type="float">
            <text:p>1677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681" calcext:value-type="float">
            <text:p>1681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21000" calcext:value-type="float">
            <text:p>821000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22000" calcext:value-type="float">
            <text:p>822000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691" calcext:value-type="float">
            <text:p>1691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23000" calcext:value-type="float">
            <text:p>823000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695" calcext:value-type="float">
            <text:p>169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24000" calcext:value-type="float">
            <text:p>824000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698" calcext:value-type="float">
            <text:p>169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25000" calcext:value-type="float">
            <text:p>825000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702" calcext:value-type="float">
            <text:p>170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26000" calcext:value-type="float">
            <text:p>826000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705" calcext:value-type="float">
            <text:p>170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27000" calcext:value-type="float">
            <text:p>827000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709" calcext:value-type="float">
            <text:p>170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8000" calcext:value-type="float">
            <text:p>828000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713" calcext:value-type="float">
            <text:p>171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9000" calcext:value-type="float">
            <text:p>82900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719" calcext:value-type="float">
            <text:p>1719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729" calcext:value-type="float">
            <text:p>1729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1000" calcext:value-type="float">
            <text:p>83100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733" calcext:value-type="float">
            <text:p>1733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2000" calcext:value-type="float">
            <text:p>83200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740" calcext:value-type="float">
            <text:p>1740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3000" calcext:value-type="float">
            <text:p>833000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745" calcext:value-type="float">
            <text:p>1745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4000" calcext:value-type="float">
            <text:p>834000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750" calcext:value-type="float">
            <text:p>175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5000" calcext:value-type="float">
            <text:p>83500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754" calcext:value-type="float">
            <text:p>175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6000" calcext:value-type="float">
            <text:p>83600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758" calcext:value-type="float">
            <text:p>175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7000" calcext:value-type="float">
            <text:p>83700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761" calcext:value-type="float">
            <text:p>1761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8000" calcext:value-type="float">
            <text:p>838000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763" calcext:value-type="float">
            <text:p>1763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9000" calcext:value-type="float">
            <text:p>839000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767" calcext:value-type="float">
            <text:p>1767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775" calcext:value-type="float">
            <text:p>1775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41000" calcext:value-type="float">
            <text:p>841000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779" calcext:value-type="float">
            <text:p>177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42000" calcext:value-type="float">
            <text:p>842000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784" calcext:value-type="float">
            <text:p>1784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43000" calcext:value-type="float">
            <text:p>843000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789" calcext:value-type="float">
            <text:p>1789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44000" calcext:value-type="float">
            <text:p>844000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791" calcext:value-type="float">
            <text:p>1791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45000" calcext:value-type="float">
            <text:p>845000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794" calcext:value-type="float">
            <text:p>1794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46000" calcext:value-type="float">
            <text:p>846000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799" calcext:value-type="float">
            <text:p>1799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47000" calcext:value-type="float">
            <text:p>847000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802" calcext:value-type="float">
            <text:p>1802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48000" calcext:value-type="float">
            <text:p>848000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803" calcext:value-type="float">
            <text:p>1803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49000" calcext:value-type="float">
            <text:p>849000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809" calcext:value-type="float">
            <text:p>1809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130" calcext:value-type="float">
            <text:p>13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811" calcext:value-type="float">
            <text:p>1811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1000" calcext:value-type="float">
            <text:p>85100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814" calcext:value-type="float">
            <text:p>181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2000" calcext:value-type="float">
            <text:p>85200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817" calcext:value-type="float">
            <text:p>1817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3000" calcext:value-type="float">
            <text:p>85300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821" calcext:value-type="float">
            <text:p>1821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4000" calcext:value-type="float">
            <text:p>85400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826" calcext:value-type="float">
            <text:p>1826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55000" calcext:value-type="float">
            <text:p>85500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832" calcext:value-type="float">
            <text:p>1832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56000" calcext:value-type="float">
            <text:p>85600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35" calcext:value-type="float">
            <text:p>1835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57000" calcext:value-type="float">
            <text:p>85700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38" calcext:value-type="float">
            <text:p>1838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58000" calcext:value-type="float">
            <text:p>85800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40" calcext:value-type="float">
            <text:p>184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59000" calcext:value-type="float">
            <text:p>85900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46" calcext:value-type="float">
            <text:p>1846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1000" calcext:value-type="float">
            <text:p>86100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54" calcext:value-type="float">
            <text:p>185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2000" calcext:value-type="float">
            <text:p>86200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61" calcext:value-type="float">
            <text:p>186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3000" calcext:value-type="float">
            <text:p>8630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64" calcext:value-type="float">
            <text:p>186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64000" calcext:value-type="float">
            <text:p>8640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67" calcext:value-type="float">
            <text:p>1867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65000" calcext:value-type="float">
            <text:p>8650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70" calcext:value-type="float">
            <text:p>187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34" calcext:value-type="float">
            <text:p>13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66000" calcext:value-type="float">
            <text:p>8660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76" calcext:value-type="float">
            <text:p>1876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34" calcext:value-type="float">
            <text:p>13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67000" calcext:value-type="float">
            <text:p>8670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83" calcext:value-type="float">
            <text:p>1883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68000" calcext:value-type="float">
            <text:p>8680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88" calcext:value-type="float">
            <text:p>1888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69000" calcext:value-type="float">
            <text:p>8690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91" calcext:value-type="float">
            <text:p>1891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98" calcext:value-type="float">
            <text:p>1898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71000" calcext:value-type="float">
            <text:p>8710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01" calcext:value-type="float">
            <text:p>1901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72000" calcext:value-type="float">
            <text:p>8720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05" calcext:value-type="float">
            <text:p>190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73000" calcext:value-type="float">
            <text:p>8730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13" calcext:value-type="float">
            <text:p>191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74000" calcext:value-type="float">
            <text:p>8740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16" calcext:value-type="float">
            <text:p>1916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75000" calcext:value-type="float">
            <text:p>8750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21" calcext:value-type="float">
            <text:p>192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76000" calcext:value-type="float">
            <text:p>8760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24" calcext:value-type="float">
            <text:p>1924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77000" calcext:value-type="float">
            <text:p>8770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78000" calcext:value-type="float">
            <text:p>8780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38" calcext:value-type="float">
            <text:p>1938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79000" calcext:value-type="float">
            <text:p>87900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43" calcext:value-type="float">
            <text:p>1943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139" calcext:value-type="float">
            <text:p>13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46" calcext:value-type="float">
            <text:p>1946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81000" calcext:value-type="float">
            <text:p>88100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48" calcext:value-type="float">
            <text:p>1948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141" calcext:value-type="float">
            <text:p>14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82000" calcext:value-type="float">
            <text:p>8820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141" calcext:value-type="float">
            <text:p>14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83000" calcext:value-type="float">
            <text:p>8830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55" calcext:value-type="float">
            <text:p>195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84000" calcext:value-type="float">
            <text:p>8840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85000" calcext:value-type="float">
            <text:p>8850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61" calcext:value-type="float">
            <text:p>196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86000" calcext:value-type="float">
            <text:p>886000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964" calcext:value-type="float">
            <text:p>196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87000" calcext:value-type="float">
            <text:p>887000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968" calcext:value-type="float">
            <text:p>196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8000" calcext:value-type="float">
            <text:p>888000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971" calcext:value-type="float">
            <text:p>197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9000" calcext:value-type="float">
            <text:p>889000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977" calcext:value-type="float">
            <text:p>1977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979" calcext:value-type="float">
            <text:p>1979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91000" calcext:value-type="float">
            <text:p>891000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981" calcext:value-type="float">
            <text:p>1981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92000" calcext:value-type="float">
            <text:p>892000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991" calcext:value-type="float">
            <text:p>1991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93000" calcext:value-type="float">
            <text:p>893000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94000" calcext:value-type="float">
            <text:p>894000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004" calcext:value-type="float">
            <text:p>200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95000" calcext:value-type="float">
            <text:p>895000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008" calcext:value-type="float">
            <text:p>2008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47" calcext:value-type="float">
            <text:p>14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96000" calcext:value-type="float">
            <text:p>896000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97000" calcext:value-type="float">
            <text:p>897000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98000" calcext:value-type="float">
            <text:p>898000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99000" calcext:value-type="float">
            <text:p>899000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028" calcext:value-type="float">
            <text:p>2028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036" calcext:value-type="float">
            <text:p>2036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01000" calcext:value-type="float">
            <text:p>901000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040" calcext:value-type="float">
            <text:p>2040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02000" calcext:value-type="float">
            <text:p>902000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045" calcext:value-type="float">
            <text:p>2045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03000" calcext:value-type="float">
            <text:p>903000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049" calcext:value-type="float">
            <text:p>2049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04000" calcext:value-type="float">
            <text:p>904000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053" calcext:value-type="float">
            <text:p>2053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05000" calcext:value-type="float">
            <text:p>905000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059" calcext:value-type="float">
            <text:p>2059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06000" calcext:value-type="float">
            <text:p>906000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067" calcext:value-type="float">
            <text:p>2067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07000" calcext:value-type="float">
            <text:p>907000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071" calcext:value-type="float">
            <text:p>2071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08000" calcext:value-type="float">
            <text:p>908000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078" calcext:value-type="float">
            <text:p>207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09000" calcext:value-type="float">
            <text:p>909000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084" calcext:value-type="float">
            <text:p>2084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088" calcext:value-type="float">
            <text:p>208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11000" calcext:value-type="float">
            <text:p>911000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088" calcext:value-type="float">
            <text:p>2088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12000" calcext:value-type="float">
            <text:p>912000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094" calcext:value-type="float">
            <text:p>209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13000" calcext:value-type="float">
            <text:p>913000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099" calcext:value-type="float">
            <text:p>2099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14000" calcext:value-type="float">
            <text:p>914000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105" calcext:value-type="float">
            <text:p>2105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15000" calcext:value-type="float">
            <text:p>9150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107" calcext:value-type="float">
            <text:p>2107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16000" calcext:value-type="float">
            <text:p>9160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114" calcext:value-type="float">
            <text:p>211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17000" calcext:value-type="float">
            <text:p>9170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119" calcext:value-type="float">
            <text:p>2119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18000" calcext:value-type="float">
            <text:p>9180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124" calcext:value-type="float">
            <text:p>2124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19000" calcext:value-type="float">
            <text:p>9190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126" calcext:value-type="float">
            <text:p>2126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132" calcext:value-type="float">
            <text:p>213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21000" calcext:value-type="float">
            <text:p>9210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135" calcext:value-type="float">
            <text:p>213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57" calcext:value-type="float">
            <text:p>15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22000" calcext:value-type="float">
            <text:p>9220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138" calcext:value-type="float">
            <text:p>2138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57" calcext:value-type="float">
            <text:p>15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23000" calcext:value-type="float">
            <text:p>9230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143" calcext:value-type="float">
            <text:p>214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24000" calcext:value-type="float">
            <text:p>924000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148" calcext:value-type="float">
            <text:p>2148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57" calcext:value-type="float">
            <text:p>15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25000" calcext:value-type="float">
            <text:p>925000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155" calcext:value-type="float">
            <text:p>215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57" calcext:value-type="float">
            <text:p>15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26000" calcext:value-type="float">
            <text:p>926000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163" calcext:value-type="float">
            <text:p>216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157" calcext:value-type="float">
            <text:p>15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27000" calcext:value-type="float">
            <text:p>927000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169" calcext:value-type="float">
            <text:p>216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158" calcext:value-type="float">
            <text:p>15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28000" calcext:value-type="float">
            <text:p>928000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174" calcext:value-type="float">
            <text:p>2174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158" calcext:value-type="float">
            <text:p>15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29000" calcext:value-type="float">
            <text:p>929000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177" calcext:value-type="float">
            <text:p>217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158" calcext:value-type="float">
            <text:p>15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181" calcext:value-type="float">
            <text:p>2181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158" calcext:value-type="float">
            <text:p>15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31000" calcext:value-type="float">
            <text:p>931000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186" calcext:value-type="float">
            <text:p>2186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158" calcext:value-type="float">
            <text:p>15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32000" calcext:value-type="float">
            <text:p>932000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190" calcext:value-type="float">
            <text:p>21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58" calcext:value-type="float">
            <text:p>15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33000" calcext:value-type="float">
            <text:p>933000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193" calcext:value-type="float">
            <text:p>219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58" calcext:value-type="float">
            <text:p>15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34000" calcext:value-type="float">
            <text:p>934000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2195" calcext:value-type="float">
            <text:p>219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159" calcext:value-type="float">
            <text:p>15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35000" calcext:value-type="float">
            <text:p>935000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195" calcext:value-type="float">
            <text:p>219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36000" calcext:value-type="float">
            <text:p>936000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199" calcext:value-type="float">
            <text:p>219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37000" calcext:value-type="float">
            <text:p>937000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203" calcext:value-type="float">
            <text:p>2203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38000" calcext:value-type="float">
            <text:p>938000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2209" calcext:value-type="float">
            <text:p>2209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39000" calcext:value-type="float">
            <text:p>939000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2215" calcext:value-type="float">
            <text:p>221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219" calcext:value-type="float">
            <text:p>2219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162" calcext:value-type="float">
            <text:p>1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41000" calcext:value-type="float">
            <text:p>941000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225" calcext:value-type="float">
            <text:p>222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3" calcext:value-type="float">
            <text:p>16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42000" calcext:value-type="float">
            <text:p>942000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227" calcext:value-type="float">
            <text:p>222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3" calcext:value-type="float">
            <text:p>16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43000" calcext:value-type="float">
            <text:p>943000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230" calcext:value-type="float">
            <text:p>223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44000" calcext:value-type="float">
            <text:p>944000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233" calcext:value-type="float">
            <text:p>223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45000" calcext:value-type="float">
            <text:p>945000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239" calcext:value-type="float">
            <text:p>2239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46000" calcext:value-type="float">
            <text:p>946000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244" calcext:value-type="float">
            <text:p>2244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47000" calcext:value-type="float">
            <text:p>947000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249" calcext:value-type="float">
            <text:p>2249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7" calcext:value-type="float">
            <text:p>16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48000" calcext:value-type="float">
            <text:p>948000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251" calcext:value-type="float">
            <text:p>225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167" calcext:value-type="float">
            <text:p>16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49000" calcext:value-type="float">
            <text:p>949000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260" calcext:value-type="float">
            <text:p>226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67" calcext:value-type="float">
            <text:p>16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266" calcext:value-type="float">
            <text:p>2266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67" calcext:value-type="float">
            <text:p>16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51000" calcext:value-type="float">
            <text:p>951000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268" calcext:value-type="float">
            <text:p>226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52000" calcext:value-type="float">
            <text:p>952000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275" calcext:value-type="float">
            <text:p>227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53000" calcext:value-type="float">
            <text:p>953000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278" calcext:value-type="float">
            <text:p>227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54000" calcext:value-type="float">
            <text:p>954000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287" calcext:value-type="float">
            <text:p>228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55000" calcext:value-type="float">
            <text:p>955000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289" calcext:value-type="float">
            <text:p>228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56000" calcext:value-type="float">
            <text:p>956000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292" calcext:value-type="float">
            <text:p>229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71" calcext:value-type="float">
            <text:p>17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57000" calcext:value-type="float">
            <text:p>957000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295" calcext:value-type="float">
            <text:p>2295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73" calcext:value-type="float">
            <text:p>17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58000" calcext:value-type="float">
            <text:p>958000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303" calcext:value-type="float">
            <text:p>2303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73" calcext:value-type="float">
            <text:p>17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59000" calcext:value-type="float">
            <text:p>959000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304" calcext:value-type="float">
            <text:p>2304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307" calcext:value-type="float">
            <text:p>2307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61000" calcext:value-type="float">
            <text:p>961000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310" calcext:value-type="float">
            <text:p>2310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62000" calcext:value-type="float">
            <text:p>962000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313" calcext:value-type="float">
            <text:p>2313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63000" calcext:value-type="float">
            <text:p>963000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314" calcext:value-type="float">
            <text:p>2314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64000" calcext:value-type="float">
            <text:p>964000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320" calcext:value-type="float">
            <text:p>2320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65000" calcext:value-type="float">
            <text:p>965000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324" calcext:value-type="float">
            <text:p>2324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66000" calcext:value-type="float">
            <text:p>966000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328" calcext:value-type="float">
            <text:p>2328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74" calcext:value-type="float">
            <text:p>17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67000" calcext:value-type="float">
            <text:p>967000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331" calcext:value-type="float">
            <text:p>2331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74" calcext:value-type="float">
            <text:p>17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68000" calcext:value-type="float">
            <text:p>968000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333" calcext:value-type="float">
            <text:p>2333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76" calcext:value-type="float">
            <text:p>17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69000" calcext:value-type="float">
            <text:p>969000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338" calcext:value-type="float">
            <text:p>2338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78" calcext:value-type="float">
            <text:p>17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341" calcext:value-type="float">
            <text:p>2341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1000" calcext:value-type="float">
            <text:p>971000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347" calcext:value-type="float">
            <text:p>234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2000" calcext:value-type="float">
            <text:p>972000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348" calcext:value-type="float">
            <text:p>2348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3000" calcext:value-type="float">
            <text:p>97300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350" calcext:value-type="float">
            <text:p>235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74000" calcext:value-type="float">
            <text:p>97400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354" calcext:value-type="float">
            <text:p>2354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81" calcext:value-type="float">
            <text:p>18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75000" calcext:value-type="float">
            <text:p>97500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366" calcext:value-type="float">
            <text:p>2366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81" calcext:value-type="float">
            <text:p>18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76000" calcext:value-type="float">
            <text:p>97600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368" calcext:value-type="float">
            <text:p>236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77000" calcext:value-type="float">
            <text:p>97700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374" calcext:value-type="float">
            <text:p>2374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83" calcext:value-type="float">
            <text:p>18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78000" calcext:value-type="float">
            <text:p>978000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81" calcext:value-type="float">
            <text:p>2381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83" calcext:value-type="float">
            <text:p>18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79000" calcext:value-type="float">
            <text:p>97900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89" calcext:value-type="float">
            <text:p>2389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83" calcext:value-type="float">
            <text:p>18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93" calcext:value-type="float">
            <text:p>2393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84" calcext:value-type="float">
            <text:p>18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81000" calcext:value-type="float">
            <text:p>98100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98" calcext:value-type="float">
            <text:p>2398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84" calcext:value-type="float">
            <text:p>18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2000" calcext:value-type="float">
            <text:p>98200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401" calcext:value-type="float">
            <text:p>2401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84" calcext:value-type="float">
            <text:p>18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3000" calcext:value-type="float">
            <text:p>98300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404" calcext:value-type="float">
            <text:p>2404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4000" calcext:value-type="float">
            <text:p>98400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406" calcext:value-type="float">
            <text:p>240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85000" calcext:value-type="float">
            <text:p>985000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2411" calcext:value-type="float">
            <text:p>2411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86000" calcext:value-type="float">
            <text:p>986000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2417" calcext:value-type="float">
            <text:p>2417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85" calcext:value-type="float">
            <text:p>18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87000" calcext:value-type="float">
            <text:p>987000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2419" calcext:value-type="float">
            <text:p>2419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86" calcext:value-type="float">
            <text:p>18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88000" calcext:value-type="float">
            <text:p>988000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2422" calcext:value-type="float">
            <text:p>2422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86" calcext:value-type="float">
            <text:p>18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89000" calcext:value-type="float">
            <text:p>989000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2428" calcext:value-type="float">
            <text:p>2428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86" calcext:value-type="float">
            <text:p>18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2436" calcext:value-type="float">
            <text:p>2436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86" calcext:value-type="float">
            <text:p>18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1000" calcext:value-type="float">
            <text:p>99100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2438" calcext:value-type="float">
            <text:p>2438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86" calcext:value-type="float">
            <text:p>18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2000" calcext:value-type="float">
            <text:p>992000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445" calcext:value-type="float">
            <text:p>2445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86" calcext:value-type="float">
            <text:p>18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93000" calcext:value-type="float">
            <text:p>993000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449" calcext:value-type="float">
            <text:p>2449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87" calcext:value-type="float">
            <text:p>18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94000" calcext:value-type="float">
            <text:p>994000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453" calcext:value-type="float">
            <text:p>2453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88" calcext:value-type="float">
            <text:p>18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95000" calcext:value-type="float">
            <text:p>995000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456" calcext:value-type="float">
            <text:p>2456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88" calcext:value-type="float">
            <text:p>18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96000" calcext:value-type="float">
            <text:p>996000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459" calcext:value-type="float">
            <text:p>2459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89" calcext:value-type="float">
            <text:p>18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97000" calcext:value-type="float">
            <text:p>997000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462" calcext:value-type="float">
            <text:p>2462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89" calcext:value-type="float">
            <text:p>18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98000" calcext:value-type="float">
            <text:p>998000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468" calcext:value-type="float">
            <text:p>246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89" calcext:value-type="float">
            <text:p>18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99000" calcext:value-type="float">
            <text:p>999000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470" calcext:value-type="float">
            <text:p>247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91" calcext:value-type="float">
            <text:p>191</text:p>
          </table:table-cell>
          <table:table-cell office:value-type="float" office:value="128" calcext:value-type="float">
            <text:p>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.00.0000</text:date>, <text:time style:data-style-name="N2" text:time-value="03:31:41.5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 LibreOffice_project/60da17e045e08f1793c57c00ba83cdfce946d0aa</meta:generator>
    <dc:date>2021-02-25T03:41:17.808000000</dc:date>
    <meta:editing-duration>PT9M36S</meta:editing-duration>
    <meta:editing-cycles>1</meta:editing-cycles>
    <meta:document-statistic meta:table-count="1" meta:cell-count="10010" meta:object-count="0"/>
  </office:meta>
</office:document-meta>
</file>